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372" officeooo:paragraph-rsid="000a82fa"/>
    </style:style>
    <style:style style:name="P2" style:family="paragraph" style:parent-style-name="Standard">
      <style:text-properties officeooo:paragraph-rsid="000a82fa"/>
    </style:style>
    <style:style style:name="P3" style:family="paragraph" style:parent-style-name="Standard">
      <style:text-properties officeooo:rsid="000a82fa" officeooo:paragraph-rsid="000a82fa"/>
    </style:style>
    <style:style style:name="P4" style:family="paragraph" style:parent-style-name="Standard">
      <style:paragraph-properties fo:break-before="page"/>
      <style:text-properties officeooo:rsid="000a82fa" officeooo:paragraph-rsid="000a8482"/>
    </style:style>
    <style:style style:name="P5" style:family="paragraph" style:parent-style-name="Standard">
      <style:text-properties officeooo:rsid="000a82fa" officeooo:paragraph-rsid="000a8482"/>
    </style:style>
    <style:style style:name="T1" style:family="text">
      <style:text-properties officeooo:rsid="00023372"/>
    </style:style>
    <style:style style:name="T2" style:family="text">
      <style:text-properties officeooo:rsid="000a82fa"/>
    </style:style>
    <style:style style:name="T3" style:family="text">
      <style:text-properties officeooo:rsid="000e0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<text:tab/>: <text:span text:style-name="T3">2</text:span></text:p>
      <text:p text:style-name="P1">Aim<text:tab/><text:tab/><text:tab/>: <text:span text:style-name="T2">Find the first and follow of given grammar</text:span></text:p>
      <text:p text:style-name="P2">Date<text:tab/><text:tab/><text:tab/>: 1<text:span text:style-name="T2">3</text:span>/1<text:span text:style-name="T1">0/2022</text:span></text:p>
      <text:p text:style-name="P2">Name<text:tab/><text:tab/><text:tab/>: <text:span text:style-name="T1">Aravind Jose</text:span></text:p>
      <text:p text:style-name="P1">Roll No<text:tab/><text:tab/>: 10</text:p>
      <text:p text:style-name="P1"/>
      <text:p text:style-name="P1">Program</text:p>
      <text:p text:style-name="P1">-----------</text:p>
      <text:p text:style-name="P1">#include&lt;stdio.h&gt;</text:p>
      <text:p text:style-name="P1">#include&lt;ctype.h&gt;</text:p>
      <text:p text:style-name="P1">#include&lt;string.h&gt;</text:p>
      <text:p text:style-name="P1">void followfirst(char, int, int);</text:p>
      <text:p text:style-name="P1">void follow(char c);</text:p>
      <text:p text:style-name="P1">void findfirst(char, int, int);</text:p>
      <text:p text:style-name="P1">int count, n = 0;</text:p>
      <text:p text:style-name="P1">char calc_first[10][100];</text:p>
      <text:p text:style-name="P1">char calc_follow[10][100];</text:p>
      <text:p text:style-name="P1">int m = 0;</text:p>
      <text:p text:style-name="P1">char production[10][10];</text:p>
      <text:p text:style-name="P1">char f[10], first[10];</text:p>
      <text:p text:style-name="P1">int k;</text:p>
      <text:p text:style-name="P1">char ck;</text:p>
      <text:p text:style-name="P1">int e;</text:p>
      <text:p text:style-name="P1"/>
      <text:p text:style-name="P1">int main(int argc, char **argv){</text:p>
      <text:p text:style-name="P1"><text:tab/>int jm = 0;</text:p>
      <text:p text:style-name="P1"><text:tab/>int km = 0;</text:p>
      <text:p text:style-name="P1"><text:tab/>int i, choice;</text:p>
      <text:p text:style-name="P1"><text:tab/>char c, ch;</text:p>
      <text:p text:style-name="P1"><text:tab/></text:p>
      <text:p text:style-name="P1"><text:tab/>printf("Enter the number of production rules<text:tab/>: ");</text:p>
      <text:p text:style-name="P1"><text:tab/>scanf("%d",&amp;count);</text:p>
      <text:p text:style-name="P1"><text:tab/>printf("Enter the production\n");</text:p>
      <text:p text:style-name="P1"><text:tab/>for(int i=0;i&lt;count;i++) scanf("%s",production[i]);<text:tab/></text:p>
      <text:p text:style-name="P1"><text:tab/>int kay;</text:p>
      <text:p text:style-name="P1"><text:tab/>char done[count];</text:p>
      <text:p text:style-name="P1"><text:tab/>int ptr = -1;</text:p>
      <text:p text:style-name="P1"><text:tab/>for(k = 0; k &lt; count; k++) {</text:p>
      <text:p text:style-name="P1"><text:tab/><text:tab/>for(kay = 0; kay &lt; 100; kay++) calc_first[k][kay] = '!';</text:p>
      <text:p text:style-name="P1"><text:tab/>}</text:p>
      <text:p text:style-name="P1"><text:tab/>int point1 = 0, point2, xxx;</text:p>
      <text:p text:style-name="P1"><text:tab/></text:p>
      <text:p text:style-name="P1"><text:tab/>for(k = 0; k &lt; count; k++){</text:p>
      <text:p text:style-name="P1"><text:tab/><text:tab/>c = production[k][0];</text:p>
      <text:p text:style-name="P1"><text:tab/><text:tab/>point2 = 0;</text:p>
      <text:p text:style-name="P1"><text:tab/><text:tab/>xxx = 0;</text:p>
      <text:p text:style-name="P1"><text:tab/><text:tab/>for(kay = 0; kay &lt;= ptr; kay++) if(c == done[kay]) xxx = 1;</text:p>
      <text:p text:style-name="P1"><text:tab/><text:tab/><text:tab/><text:tab/></text:p>
      <text:p text:style-name="P1"><text:tab/><text:tab/>if (xxx == 1) continue;</text:p>
      <text:p text:style-name="P1"><text:tab/><text:tab/>findfirst(c, 0, 0);</text:p>
      <text:p text:style-name="P1"><text:tab/><text:tab/>ptr += 1;</text:p>
      <text:p text:style-name="P1"><text:tab/><text:tab/>done[ptr] = c;</text:p>
      <text:p text:style-name="P1"><text:soft-page-break/><text:tab/><text:tab/>printf("\nFirst(%c) = {", c);</text:p>
      <text:p text:style-name="P1"><text:tab/><text:tab/>calc_first[point1][point2++] = c;</text:p>
      <text:p text:style-name="P1"><text:tab/><text:tab/>for(i = 0 + jm; i &lt; n; i++) {</text:p>
      <text:p text:style-name="P1"><text:tab/><text:tab/><text:tab/>int lark = 0, chk = 0;</text:p>
      <text:p text:style-name="P1"><text:tab/><text:tab/><text:tab/>for(lark = 0; lark &lt; point2; lark++) {</text:p>
      <text:p text:style-name="P1"><text:tab/><text:tab/><text:tab/><text:tab/>if (first[i] == calc_first[point1][lark]){</text:p>
      <text:p text:style-name="P1"><text:tab/><text:tab/><text:tab/><text:tab/><text:tab/>chk = 1;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<text:tab/>if(chk == 0){</text:p>
      <text:p text:style-name="P1"><text:tab/><text:tab/><text:tab/><text:tab/>printf("%c,", first[i]);</text:p>
      <text:p text:style-name="P1"><text:tab/><text:tab/><text:tab/><text:tab/>calc_first[point1][point2++] = first[i];</text:p>
      <text:p text:style-name="P1"><text:tab/><text:tab/><text:tab/>}</text:p>
      <text:p text:style-name="P1"><text:tab/><text:tab/>}</text:p>
      <text:p text:style-name="P1"><text:tab/><text:tab/>printf("}");</text:p>
      <text:p text:style-name="P1"><text:tab/><text:tab/>jm = n;</text:p>
      <text:p text:style-name="P1"><text:tab/><text:tab/>point1++;</text:p>
      <text:p text:style-name="P1"><text:tab/>}</text:p>
      <text:p text:style-name="P1"><text:tab/>printf("\n\n");</text:p>
      <text:p text:style-name="P1"><text:tab/>char donee[count];</text:p>
      <text:p text:style-name="P1"><text:tab/>ptr = -1;</text:p>
      <text:p text:style-name="P1"><text:tab/>for(k = 0; k &lt; count; k++) {</text:p>
      <text:p text:style-name="P1"><text:tab/><text:tab/>for(kay = 0; kay &lt; 100; kay++) calc_follow[k][kay] = '!';</text:p>
      <text:p text:style-name="P1"><text:tab/>}</text:p>
      <text:p text:style-name="P1"><text:tab/>point1 = 0;</text:p>
      <text:p text:style-name="P1"><text:tab/>int land = 0;</text:p>
      <text:p text:style-name="P1"><text:tab/>for(e = 0; e &lt; count; e++){</text:p>
      <text:p text:style-name="P1"><text:tab/><text:tab/>ck = production[e][0];</text:p>
      <text:p text:style-name="P1"><text:tab/><text:tab/>point2 = 0;</text:p>
      <text:p text:style-name="P1"><text:tab/><text:tab/>xxx = 0;</text:p>
      <text:p text:style-name="P1"><text:tab/><text:tab/>for(kay = 0; kay &lt;= ptr; kay++)</text:p>
      <text:p text:style-name="P1"><text:tab/><text:tab/><text:tab/>if(ck == donee[kay])</text:p>
      <text:p text:style-name="P1"><text:tab/><text:tab/><text:tab/><text:tab/>xxx = 1;</text:p>
      <text:p text:style-name="P1"><text:tab/><text:tab/><text:tab/><text:tab/></text:p>
      <text:p text:style-name="P1"><text:tab/><text:tab/>if (xxx == 1)</text:p>
      <text:p text:style-name="P1"><text:tab/><text:tab/><text:tab/>continue;</text:p>
      <text:p text:style-name="P1"><text:tab/><text:tab/>land += 1;</text:p>
      <text:p text:style-name="P1"><text:tab/><text:tab/>follow(ck);</text:p>
      <text:p text:style-name="P1"><text:tab/><text:tab/>ptr += 1;</text:p>
      <text:p text:style-name="P1"><text:tab/><text:tab/></text:p>
      <text:p text:style-name="P1"><text:tab/><text:tab/>donee[ptr] = ck;</text:p>
      <text:p text:style-name="P1"><text:tab/><text:tab/>printf(" Follow(%c) = { ", ck);</text:p>
      <text:p text:style-name="P1"><text:tab/><text:tab/>calc_follow[point1][point2++] = ck;</text:p>
      <text:p text:style-name="P1"><text:tab/><text:tab/></text:p>
      <text:p text:style-name="P1"><text:tab/><text:tab/>for(i = 0 + km; i &lt; m; i++) {</text:p>
      <text:p text:style-name="P1"><text:tab/><text:tab/><text:tab/>int lark = 0, chk = 0;</text:p>
      <text:p text:style-name="P1"><text:tab/><text:tab/><text:tab/>for(lark = 0; lark &lt; point2; lark++){</text:p>
      <text:p text:style-name="P1"><text:tab/><text:tab/><text:tab/><text:tab/>if (f[i] == calc_follow[point1][lark]){</text:p>
      <text:p text:style-name="P1"><text:tab/><text:tab/><text:tab/><text:tab/><text:tab/>chk = 1;</text:p>
      <text:p text:style-name="P1"><text:tab/><text:tab/><text:tab/><text:tab/><text:tab/>break;</text:p>
      <text:p text:style-name="P1"><text:tab/><text:tab/><text:tab/><text:tab/>}</text:p>
      <text:p text:style-name="P1"><text:soft-page-break/><text:tab/><text:tab/><text:tab/>}</text:p>
      <text:p text:style-name="P1"><text:tab/><text:tab/><text:tab/>if(chk == 0){</text:p>
      <text:p text:style-name="P1"><text:tab/><text:tab/><text:tab/><text:tab/>printf("%c, ", f[i]);</text:p>
      <text:p text:style-name="P1"><text:tab/><text:tab/><text:tab/><text:tab/>calc_follow[point1][point2++] = f[i];</text:p>
      <text:p text:style-name="P1"><text:tab/><text:tab/><text:tab/>}</text:p>
      <text:p text:style-name="P1"><text:tab/><text:tab/>}</text:p>
      <text:p text:style-name="P1"><text:tab/><text:tab/>printf(" }\n");</text:p>
      <text:p text:style-name="P1"><text:tab/><text:tab/>km = m;</text:p>
      <text:p text:style-name="P1"><text:tab/><text:tab/>point1++;</text:p>
      <text:p text:style-name="P1"><text:tab/>}</text:p>
      <text:p text:style-name="P1">}</text:p>
      <text:p text:style-name="P1"/>
      <text:p text:style-name="P1">void follow(char c){</text:p>
      <text:p text:style-name="P1"><text:tab/>int i, j;</text:p>
      <text:p text:style-name="P1"><text:tab/>if(production[0][0] == c) f[m++] = '$';</text:p>
      <text:p text:style-name="P1"><text:tab/>for(i = 0; i &lt; 10; i++){</text:p>
      <text:p text:style-name="P1"><text:tab/><text:tab/>for(j = 2;j &lt; 10; j++){</text:p>
      <text:p text:style-name="P1"><text:tab/><text:tab/><text:tab/>if(production[i][j] == c){</text:p>
      <text:p text:style-name="P1"><text:tab/><text:tab/><text:tab/><text:tab/>if(production[i][j+1] != '\0') followfirst(production[i][j+1], i, (j+2));</text:p>
      <text:p text:style-name="P1"><text:tab/><text:tab/><text:tab/><text:tab/>if(production[i][j+1]=='\0' &amp;&amp; c!=production[i][0]) follow(production[i][0]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void findfirst(char c, int q1, int q2){</text:p>
      <text:p text:style-name="P1"><text:tab/>int j;</text:p>
      <text:p text:style-name="P1"><text:tab/>if(!(isupper(c))) first[n++] = c;</text:p>
      <text:p text:style-name="P1"><text:tab/>for(j = 0; j &lt; count; j++){</text:p>
      <text:p text:style-name="P1"><text:tab/><text:tab/>if(production[j][0] == c &amp;&amp; j!= q1){</text:p>
      <text:p text:style-name="P1"><text:tab/><text:tab/><text:tab/>if(production[j][2] == '#'){</text:p>
      <text:p text:style-name="P1"><text:tab/><text:tab/><text:tab/><text:tab/>if(production[q1][q2] == '\0') first[n++] = '#';</text:p>
      <text:p text:style-name="P1"><text:tab/><text:tab/><text:tab/><text:tab/>else if(production[q1][q2] != '\0' &amp;&amp; (q1 != 0 || q2 != 0)) findfirst(production[q1][q2], q1, (q2+1));</text:p>
      <text:p text:style-name="P1"><text:tab/><text:tab/><text:tab/><text:tab/>else first[n++] = '#';</text:p>
      <text:p text:style-name="P1"><text:tab/><text:tab/><text:tab/>}</text:p>
      <text:p text:style-name="P1"><text:tab/><text:tab/><text:tab/>else if(!isupper(production[j][2])) first[n++] = production[j][2];</text:p>
      <text:p text:style-name="P1"><text:tab/><text:tab/><text:tab/>else findfirst(production[j][2], j, 3);</text:p>
      <text:p text:style-name="P1"><text:tab/><text:tab/><text:tab/></text:p>
      <text:p text:style-name="P1"><text:tab/><text:tab/>}</text:p>
      <text:p text:style-name="P1"><text:tab/>}</text:p>
      <text:p text:style-name="P1">}</text:p>
      <text:p text:style-name="P1"/>
      <text:p text:style-name="P1">void followfirst(char c, int c1, int c2){</text:p>
      <text:p text:style-name="P1"><text:tab/>int k;</text:p>
      <text:p text:style-name="P1"><text:tab/>if(!(isupper(c))) f[m++] = c;</text:p>
      <text:p text:style-name="P1"><text:tab/>else{</text:p>
      <text:p text:style-name="P1"><text:tab/><text:tab/>int i = 0, j = 1;</text:p>
      <text:p text:style-name="P1"><text:tab/><text:tab/>for(i = 0; i &lt; count; i++){</text:p>
      <text:p text:style-name="P1"><text:tab/><text:tab/><text:tab/>if(calc_first[i][0] == c) break;</text:p>
      <text:p text:style-name="P1"><text:tab/><text:tab/>}</text:p>
      <text:p text:style-name="P1"><text:soft-page-break/><text:tab/><text:tab/>while(calc_first[i][j] != '!'){</text:p>
      <text:p text:style-name="P1"><text:tab/><text:tab/><text:tab/>if(calc_first[i][j] != '#') f[m++] = calc_first[i][j];</text:p>
      <text:p text:style-name="P1"><text:tab/><text:tab/><text:tab/>else{</text:p>
      <text:p text:style-name="P1"><text:tab/><text:tab/><text:tab/><text:tab/>if(production[c1][c2] == '\0') follow(production[c1][0]);</text:p>
      <text:p text:style-name="P1"><text:tab/><text:tab/><text:tab/><text:tab/>else followfirst(production[c1][c2], c1, c2+1);</text:p>
      <text:p text:style-name="P1"><text:tab/><text:tab/><text:tab/>}</text:p>
      <text:p text:style-name="P1"><text:tab/><text:tab/><text:tab/>j++;</text:p>
      <text:p text:style-name="P1"><text:tab/><text:tab/>}</text:p>
      <text:p text:style-name="P1"><text:tab/>}</text:p>
      <text:p text:style-name="P1">}</text:p>
      <text:p text:style-name="P1"/>
      <text:p text:style-name="P3"/>
      <text:p text:style-name="P4">Output</text:p>
      <text:p text:style-name="P5">---------</text:p>
      <text:p text:style-name="P5"/>
      <text:p text:style-name="P5">Enter the number of production rules<text:tab/>: 7</text:p>
      <text:p text:style-name="P5">Enter the production</text:p>
      <text:p text:style-name="P5">E=E+T</text:p>
      <text:p text:style-name="P5">E=T</text:p>
      <text:p text:style-name="P5">T=T*F</text:p>
      <text:p text:style-name="P5">T=F</text:p>
      <text:p text:style-name="P5">F=(E)</text:p>
      <text:p text:style-name="P5">F=a</text:p>
      <text:p text:style-name="P5">F=b</text:p>
      <text:p text:style-name="P5"/>
      <text:p text:style-name="P5">First(E) = {(,a,b,}</text:p>
      <text:p text:style-name="P5">First(T) = {(,a,b,}</text:p>
      <text:p text:style-name="P5">First(F) = {(,a,b,}</text:p>
      <text:p text:style-name="P5"/>
      <text:p text:style-name="P5">Follow(E) = { $, +, ), <text:s/>}</text:p>
      <text:p text:style-name="P5">Follow(T) = { $, +, ), *, <text:s/>}</text:p>
      <text:p text:style-name="P5">Follow(F) = { $, +, ), *, <text:s/>}</text:p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4:18:54.091749118</meta:creation-date>
    <dc:date>2022-10-20T15:06:03.359497209</dc:date>
    <meta:editing-duration>PT1H25M34S</meta:editing-duration>
    <meta:editing-cycles>4</meta:editing-cycles>
    <meta:generator>LibreOffice/7.3.5.2$Linux_X86_64 LibreOffice_project/30$Build-2</meta:generator>
    <meta:print-date>2022-10-13T14:33:46.291090533</meta:print-date>
    <meta:document-statistic meta:table-count="0" meta:image-count="0" meta:object-count="0" meta:page-count="5" meta:paragraph-count="176" meta:word-count="588" meta:character-count="3608" meta:non-whitespace-character-count="2887"/>
  </office:meta>
</office:document-meta>
</file>